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left="0.011cm" fo:margin-right="0.083cm" fo:margin-top="0cm" fo:margin-bottom="0cm" style:page-number="auto" table:align="margins"/>
    </style:style>
    <style:style style:name="Table1.A" style:family="table-column">
      <style:table-column-properties style:column-width="2.353cm" style:rel-column-width="1334*"/>
    </style:style>
    <style:style style:name="Table1.B" style:family="table-column">
      <style:table-column-properties style:column-width="0.503cm" style:rel-column-width="285*"/>
    </style:style>
    <style:style style:name="Table1.C" style:family="table-column">
      <style:table-column-properties style:column-width="4.471cm" style:rel-column-width="2535*"/>
    </style:style>
    <style:style style:name="Table1.D" style:family="table-column">
      <style:table-column-properties style:column-width="0.582cm" style:rel-column-width="330*"/>
    </style:style>
    <style:style style:name="Table1.E" style:family="table-column">
      <style:table-column-properties style:column-width="1.323cm" style:rel-column-width="750*"/>
    </style:style>
    <style:style style:name="Table1.F" style:family="table-column">
      <style:table-column-properties style:column-width="0.688cm" style:rel-column-width="390*"/>
    </style:style>
    <style:style style:name="Table1.G" style:family="table-column">
      <style:table-column-properties style:column-width="4.577cm" style:rel-column-width="2595*"/>
    </style:style>
    <style:style style:name="Table1.H" style:family="table-column">
      <style:table-column-properties style:column-width="2.409cm" style:rel-column-width="1366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cm" fo:margin-top="0cm" fo:margin-bottom="0cm" table:align="margins" style:may-break-between-rows="false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3.67cm" table:align="margins"/>
    </style:style>
    <style:style style:name="Table3.A" style:family="table-column">
      <style:table-column-properties style:column-width="6.835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3.67cm" table:align="margins"/>
    </style:style>
    <style:style style:name="Table4.A" style:family="table-column">
      <style:table-column-properties style:column-width="6.835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/>
    </style:style>
    <style:style style:name="P7" style:family="paragraph" style:parent-style-name="Table_20_Contents">
      <style:paragraph-properties fo:margin-top="0cm" fo:margin-bottom="0cm"/>
    </style:style>
    <style:style style:name="P8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1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2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ahoma" style:font-name-complex="Tahoma"/>
    </style:style>
    <style:style style:name="P13" style:family="paragraph" style:parent-style-name="Table_20_Contents">
      <style:paragraph-properties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7" office:value-type="string">
            <text:p text:style-name="P1">{nama_satker}</text:p>
            <text:p text:style-name="P3">“UNTUK KEADILAN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47</text:p>
          </table:table-cell>
        </table:table-row>
        <table:table-row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>KEPADA YTH.</text:p>
            <text:p text:style-name="P5">KETUA MAHKAMAH AGUNG {kepada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>Melalui:</text:p>
            <text:p text:style-name="P5">KETUA PENGADILAN NEGERI {kepada_melalui}</text:p>
            <text:p text:style-name="P6"><text:span text:style-name="Default_20_Paragraph_20_Font"><text:span text:style-name="T1">DI – </text:span></text:span></text:p>
            <text:p text:style-name="P6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" office:value-type="string">
            <text:p text:style-name="P3">Perih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Memori Kasasi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0" table:number-columns-spanned="2" office:value-type="string">
            <text:p text:style-name="P3"/>
          </table:table-cell>
          <table:covered-table-cell/>
          <table:table-cell table:style-name="Table1.A1" table:number-columns-spanned="6" office:value-type="string">
            <text:p text:style-name="P8">Mengingat putusan perkara pidana yang dijatuhkan oleh {isi1} {isi2} Nomor {isi3} tanggal {isi4} atas nama terdakwa 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Nama{isi5}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Tempat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Umur / Tanggal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umur} tahun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Jenis kelami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Kebangsaan / Kewarganegar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Tempat tingg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Agama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Pekerj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Pendidik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6" office:value-type="string">
            <text:p text:style-name="P10">Dengan amar putusan {isi1} </text:p>
            <text:p text:style-name="P10">{isi6}.</text:p>
            <text:p text:style-name="P10">Bahwa terdakwa diajukan ke persidangan dengan dakwaan:</text:p>
            <text:p text:style-name="P10">{isi7}.</text:p>
            <text:p text:style-name="P8">Bahwa permohonan kasasi dari kami, Jaksa Penuntut Umum dalam Perkara terdakwa tersebut, telah kami serahkan kepada Panitera Pengadilan Negeri {isi2} di {isi8} pada tanggal {isi9} Nomor {isi10} jadi masih dalam tenggang waktu sebagaimana dimaksud oleh Undang-Undang.</text:p>
            <text:p text:style-name="P12">Juga memori kasasi ini kami serahkan kepada Panitera Pengadilan Negeri {isi2} sesuai dengan tenggang waktu sebagaimana dimaksud oleh Undang-Undang.</text:p>
            <text:p text:style-name="P8">Bahwa {isi1} yang telah menjatuhkan putusan yang amarnya berbunyi seperti tersebut di atas dalam memeriksa dan mengadili perkara tersebut, telah melakukan kekeliruan dengan alasan {isi11} (buktikan bahwa pembebasan itu tidak murni mengacu kepada yurisprudensi), dengan demikian Hakim Majelis {isi1} {isi2} telah salah melakukan:</text:p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13"/>
                </table:table-cell>
                <table:table-cell table:style-name="Table3.B1" office:value-type="string">
                  <text:p text:style-name="P13"/>
                </table:table-cell>
              </table:table-row>
              <table:table-row>
                <table:table-cell table:style-name="Table3.A2" office:value-type="string">
                  <text:p text:style-name="P13"/>
                </table:table-cell>
                <table:table-cell table:style-name="Table3.B2" office:value-type="string">
                  <text:p text:style-name="P13"/>
                </table:table-cell>
              </table:table-row>
            </table:table>
            <text:p text:style-name="P8">Maka dengan mengingat pasal 244, 245, 248, 253 KUHAP atas Keputusan Menteri Kehakiman No. M.1 PN. 07.03 Tahun 1983, Yurisprudensi, kami mohon agar Ketua Mahkamah Agung RI memutuskan:</text:p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13"/>
                </table:table-cell>
                <table:table-cell table:style-name="Table4.B1" office:value-type="string">
                  <text:p text:style-name="P13"/>
                </table:table-cell>
              </table:table-row>
              <table:table-row>
                <table:table-cell table:style-name="Table4.A2" office:value-type="string">
                  <text:p text:style-name="P13"><text:soft-page-break/></text:p>
                </table:table-cell>
                <table:table-cell table:style-name="Table4.B2" office:value-type="string">
                  <text:p text:style-name="P13"/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4">JAKSA PENUNTUT UMUM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  <text:p text:style-name="P7"/>
            <text:p text:style-name="P7"/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4">{nama_ttd}</text:p>
            <text:p text:style-name="P4">{pangkat_ttd}/ NIP. {nip_ttd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8T22:53:20.91</dc:date>
    <meta:editing-cycles>34</meta:editing-cycles>
    <meta:editing-duration>PT9H14M25S</meta:editing-duration>
    <meta:document-statistic meta:table-count="4" meta:image-count="0" meta:object-count="0" meta:page-count="2" meta:paragraph-count="52" meta:word-count="225" meta:character-count="1643"/>
    <meta:template xlink:type="simple" xlink:actuate="onRequest" xlink:title="" xlink:href="Normal.dotm"/>
  </office:meta>
</office:document-meta>
</file>